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Monospace" svg:font-family="Monospace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4d8" officeooo:paragraph-rsid="0005f4d8"/>
    </style:style>
    <style:style style:name="P2" style:family="paragraph" style:parent-style-name="Standard">
      <style:text-properties officeooo:rsid="0006b988" officeooo:paragraph-rsid="0006b988"/>
    </style:style>
    <style:style style:name="P3" style:family="paragraph" style:parent-style-name="Standard">
      <style:text-properties officeooo:rsid="00089cf6" officeooo:paragraph-rsid="00089cf6"/>
    </style:style>
    <style:style style:name="P4" style:family="paragraph" style:parent-style-name="Standard">
      <style:text-properties officeooo:rsid="0009cce9" officeooo:paragraph-rsid="0009cce9"/>
    </style:style>
    <style:style style:name="P5" style:family="paragraph" style:parent-style-name="Standard">
      <style:text-properties officeooo:rsid="0009f016" officeooo:paragraph-rsid="0009f016"/>
    </style:style>
    <style:style style:name="P6" style:family="paragraph" style:parent-style-name="Standard">
      <style:text-properties officeooo:rsid="0009f57a" officeooo:paragraph-rsid="0009f57a"/>
    </style:style>
    <style:style style:name="P7" style:family="paragraph" style:parent-style-name="Standard">
      <style:text-properties officeooo:rsid="000b9458" officeooo:paragraph-rsid="000b9458"/>
    </style:style>
    <style:style style:name="P8" style:family="paragraph" style:parent-style-name="Standard">
      <style:text-properties officeooo:rsid="000c62ce" officeooo:paragraph-rsid="000c62ce"/>
    </style:style>
    <style:style style:name="P9" style:family="paragraph" style:parent-style-name="Standard">
      <style:text-properties officeooo:rsid="000c7c60" officeooo:paragraph-rsid="000c7c60"/>
    </style:style>
    <style:style style:name="P10" style:family="paragraph" style:parent-style-name="Standard">
      <style:text-properties officeooo:rsid="000ca57c" officeooo:paragraph-rsid="000ca57c"/>
    </style:style>
    <style:style style:name="P11" style:family="paragraph" style:parent-style-name="Standard">
      <style:text-properties officeooo:rsid="000e2d54" officeooo:paragraph-rsid="000e2d54"/>
    </style:style>
    <style:style style:name="P12" style:family="paragraph" style:parent-style-name="Standard">
      <style:text-properties officeooo:rsid="000e2d54" officeooo:paragraph-rsid="000e2d54" fo:background-color="#ffff00"/>
    </style:style>
    <style:style style:name="P13" style:family="paragraph" style:parent-style-name="Standard">
      <style:text-properties officeooo:rsid="000e671f" officeooo:paragraph-rsid="000e671f"/>
    </style:style>
    <style:style style:name="P14" style:family="paragraph" style:parent-style-name="Standard">
      <style:text-properties officeooo:rsid="000f9736" officeooo:paragraph-rsid="000f9736"/>
    </style:style>
    <style:style style:name="P15" style:family="paragraph" style:parent-style-name="Standard">
      <style:text-properties officeooo:rsid="001084e2" officeooo:paragraph-rsid="001084e2"/>
    </style:style>
    <style:style style:name="P16" style:family="paragraph" style:parent-style-name="Standard">
      <style:text-properties officeooo:rsid="00117288" officeooo:paragraph-rsid="00117288"/>
    </style:style>
    <style:style style:name="P17" style:family="paragraph" style:parent-style-name="Standard">
      <style:text-properties officeooo:rsid="001629ac" officeooo:paragraph-rsid="001629ac"/>
    </style:style>
    <style:style style:name="P18" style:family="paragraph" style:parent-style-name="Standard">
      <style:text-properties officeooo:rsid="0018a580" officeooo:paragraph-rsid="0018a580"/>
    </style:style>
    <style:style style:name="P19" style:family="paragraph" style:parent-style-name="Standard">
      <style:text-properties officeooo:rsid="00202ebf" officeooo:paragraph-rsid="00202ebf"/>
    </style:style>
    <style:style style:name="P20" style:family="paragraph" style:parent-style-name="Standard">
      <style:text-properties officeooo:rsid="0020b6f3" officeooo:paragraph-rsid="0020b6f3"/>
    </style:style>
    <style:style style:name="P21" style:family="paragraph" style:parent-style-name="Standard">
      <style:text-properties officeooo:rsid="0022955d" officeooo:paragraph-rsid="0022955d"/>
    </style:style>
    <style:style style:name="P22" style:family="paragraph" style:parent-style-name="Standard">
      <style:text-properties officeooo:rsid="0022955d" officeooo:paragraph-rsid="0023871b"/>
    </style:style>
    <style:style style:name="P23" style:family="paragraph" style:parent-style-name="Standard">
      <style:text-properties officeooo:rsid="0023ae46" officeooo:paragraph-rsid="0023ae46"/>
    </style:style>
    <style:style style:name="P24" style:family="paragraph" style:parent-style-name="Standard">
      <style:text-properties officeooo:rsid="0024f721" officeooo:paragraph-rsid="0024f721"/>
    </style:style>
    <style:style style:name="P25" style:family="paragraph" style:parent-style-name="Standard">
      <style:text-properties officeooo:rsid="0024f721" officeooo:paragraph-rsid="002bca91"/>
    </style:style>
    <style:style style:name="P26" style:family="paragraph" style:parent-style-name="Standard">
      <style:text-properties officeooo:rsid="0024f721" officeooo:paragraph-rsid="002fdcce"/>
    </style:style>
    <style:style style:name="P27" style:family="paragraph" style:parent-style-name="Standard">
      <style:text-properties fo:font-weight="bold" officeooo:rsid="0024f721" officeooo:paragraph-rsid="0024f721" style:font-weight-asian="bold" style:font-weight-complex="bold"/>
    </style:style>
    <style:style style:name="P28" style:family="paragraph" style:parent-style-name="Standard">
      <style:text-properties fo:font-weight="bold" officeooo:rsid="0030c7bc" officeooo:paragraph-rsid="0030c7bc" style:font-weight-asian="bold" style:font-weight-complex="bold"/>
    </style:style>
    <style:style style:name="P29" style:family="paragraph" style:parent-style-name="Standard">
      <style:text-properties officeooo:rsid="00284f71" officeooo:paragraph-rsid="00284f71"/>
    </style:style>
    <style:style style:name="P30" style:family="paragraph" style:parent-style-name="Standard">
      <style:text-properties officeooo:rsid="002abb25" officeooo:paragraph-rsid="002abb25"/>
    </style:style>
    <style:style style:name="P31" style:family="paragraph" style:parent-style-name="Standard">
      <style:text-properties officeooo:rsid="002fdcce" officeooo:paragraph-rsid="002fdcce"/>
    </style:style>
    <style:style style:name="P32" style:family="paragraph" style:parent-style-name="Standard">
      <style:text-properties officeooo:rsid="00312ee5" officeooo:paragraph-rsid="00312ee5"/>
    </style:style>
    <style:style style:name="P33" style:family="paragraph" style:parent-style-name="Standard">
      <style:text-properties officeooo:rsid="0031eef5" officeooo:paragraph-rsid="0031eef5"/>
    </style:style>
    <style:style style:name="P34" style:family="paragraph" style:parent-style-name="Standard">
      <style:text-properties officeooo:rsid="0033bbbc" officeooo:paragraph-rsid="003abc14"/>
    </style:style>
    <style:style style:name="P35" style:family="paragraph" style:parent-style-name="Standard">
      <style:text-properties officeooo:rsid="00353295" officeooo:paragraph-rsid="00353295"/>
    </style:style>
    <style:style style:name="P36" style:family="paragraph" style:parent-style-name="Standard">
      <style:text-properties officeooo:rsid="00372101" officeooo:paragraph-rsid="00372101"/>
    </style:style>
    <style:style style:name="P37" style:family="paragraph" style:parent-style-name="Standard">
      <style:text-properties officeooo:rsid="00372101" officeooo:paragraph-rsid="0042328e"/>
    </style:style>
    <style:style style:name="P38" style:family="paragraph" style:parent-style-name="Standard">
      <style:text-properties officeooo:rsid="00372101" officeooo:paragraph-rsid="004764b1"/>
    </style:style>
    <style:style style:name="P39" style:family="paragraph" style:parent-style-name="Standard">
      <style:text-properties officeooo:rsid="003abc14" officeooo:paragraph-rsid="003abc14"/>
    </style:style>
    <style:style style:name="P40" style:family="paragraph" style:parent-style-name="Standard">
      <style:text-properties officeooo:rsid="003bbe49" officeooo:paragraph-rsid="003bbe49"/>
    </style:style>
    <style:style style:name="P41" style:family="paragraph" style:parent-style-name="Standard">
      <style:text-properties officeooo:rsid="003d12e5" officeooo:paragraph-rsid="003d12e5"/>
    </style:style>
    <style:style style:name="P42" style:family="paragraph" style:parent-style-name="Standard">
      <style:text-properties officeooo:rsid="003f4399" officeooo:paragraph-rsid="003f4399"/>
    </style:style>
    <style:style style:name="P43" style:family="paragraph" style:parent-style-name="Standard">
      <style:text-properties officeooo:rsid="003f4399" officeooo:paragraph-rsid="004764b1"/>
    </style:style>
    <style:style style:name="P44" style:family="paragraph" style:parent-style-name="Standard">
      <style:text-properties officeooo:rsid="00459868" officeooo:paragraph-rsid="00459868"/>
    </style:style>
    <style:style style:name="P45" style:family="paragraph" style:parent-style-name="Preformatted_20_Text">
      <style:text-properties officeooo:paragraph-rsid="001f77d6"/>
    </style:style>
    <style:style style:name="T1" style:family="text">
      <style:text-properties fo:background-color="#ffff00"/>
    </style:style>
    <style:style style:name="T2" style:family="text">
      <style:text-properties officeooo:rsid="0018d476" fo:background-color="#ffff00"/>
    </style:style>
    <style:style style:name="T3" style:family="text">
      <style:text-properties officeooo:rsid="0009f57a"/>
    </style:style>
    <style:style style:name="T4" style:family="text">
      <style:text-properties officeooo:rsid="000a94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5a7e"/>
    </style:style>
    <style:style style:name="T7" style:family="text">
      <style:text-properties officeooo:rsid="001a09a2"/>
    </style:style>
    <style:style style:name="T8" style:family="text">
      <style:text-properties officeooo:rsid="001bd951"/>
    </style:style>
    <style:style style:name="T9" style:family="text">
      <style:text-properties officeooo:rsid="0023871b"/>
    </style:style>
    <style:style style:name="T10" style:family="text">
      <style:text-properties officeooo:rsid="0026f3f3"/>
    </style:style>
    <style:style style:name="T11" style:family="text">
      <style:text-properties officeooo:rsid="002a2d8c"/>
    </style:style>
    <style:style style:name="T12" style:family="text">
      <style:text-properties officeooo:rsid="002bca91"/>
    </style:style>
    <style:style style:name="T13" style:family="text">
      <style:text-properties officeooo:rsid="0033bbbc"/>
    </style:style>
    <style:style style:name="T14" style:family="text">
      <style:text-properties officeooo:rsid="0036654f"/>
    </style:style>
    <style:style style:name="T15" style:family="text">
      <style:text-properties officeooo:rsid="0039018c"/>
    </style:style>
    <style:style style:name="T16" style:family="text">
      <style:text-properties officeooo:rsid="003b8299"/>
    </style:style>
    <style:style style:name="T17" style:family="text">
      <style:text-properties officeooo:rsid="003c89aa"/>
    </style:style>
    <style:style style:name="T18" style:family="text">
      <style:text-properties officeooo:rsid="003d12e5"/>
    </style:style>
    <style:style style:name="T19" style:family="text">
      <style:text-properties officeooo:rsid="003d6949"/>
    </style:style>
    <style:style style:name="T20" style:family="text">
      <style:text-properties officeooo:rsid="00406f48"/>
    </style:style>
    <style:style style:name="T21" style:family="text">
      <style:text-properties officeooo:rsid="00437c6b"/>
    </style:style>
    <style:style style:name="T22" style:family="text">
      <style:text-properties officeooo:rsid="0048f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тчет 2014-05-29 <text:span text:style-name="T22">(casebook.ru)</text:span></text:h>
      <text:p text:style-name="P1">Задача была: попробовать сделать «читателя», который бы считывал все возможные данные с сайта casebook.ru. На вход читателю даются поисковые запросы, на выходе — набор файлов с информацией о делах и участниках.</text:p>
      <text:p text:style-name="P1"/>
      <text:p text:style-name="P1">В ходе создания этого читателя нужно было понять и оценить трудоемкость выемки информации с сайта.</text:p>
      <text:p text:style-name="P1"/>
      <text:p text:style-name="P2">На выполнение задачи было дано три дня. В итоге, на выполнение задачи ушло 7 рабочих дней. При этом еще остались некоторые нерешенные проблемы, <text:span text:style-name="T7">я их помечу желтеньким</text:span>. <text:span text:style-name="T8">Со сроками вышла промашка не из-за того, что работа сложная а потому, что объем обрабатываемых данных оказался больше чем показалось вначале. Также повлияла плохая структурированность этих данных.</text:span></text:p>
      <text:p text:style-name="P2"/>
      <text:p text:style-name="P3">На текущий момент читатель выполняет следующий объем работ.</text:p>
      <text:p text:style-name="P3"/>
      <text:p text:style-name="P4">Читая построчно файл input.lst, <text:span text:style-name="T4">алгоритм</text:span> каждую строку рассматривает как текст поискового запроса.</text:p>
      <text:p text:style-name="P4">Каждый запрос отправляется на два URL-а:</text:p>
      <text:p text:style-name="P4"><text:a xlink:type="simple" xlink:href="http://casebook.ru/api/Search/Cases">http://casebook.ru/api/Search/Cases</text:a></text:p>
      <text:p text:style-name="P4"><text:a xlink:type="simple" xlink:href="http://casebook.ru/api/Search/Sides">http://casebook.ru/api/Search/Sides</text:a></text:p>
      <text:p text:style-name="P4">Что дает поиск дел и участников.</text:p>
      <text:p text:style-name="P4"><text:span text:style-name="T1">Не хватает поиска дел общей юрисдикции (</text:span><text:a xlink:type="simple" xlink:href="http://casebook.ru/api/Search/CasesGj"><text:span text:style-name="T1">http://casebook.ru/api/Search/CasesGj</text:span></text:a><text:span text:style-name="T1">).</text:span></text:p>
      <text:p text:style-name="P5">Полученные ответы сохраняются в файлы с именами <text:span text:style-name="T3">вида</text:span></text:p>
      <text:p text:style-name="Preformatted_20_Text">query.&lt;query id&gt;.sides.json</text:p>
      <text:p text:style-name="Preformatted_20_Text">query.&lt;query id&gt;.cases.json</text:p>
      <text:p text:style-name="P6"/>
      <text:p text:style-name="P7">Для каждого найденного дела собирается информация с таких URL-ов:</text:p>
      <text:p text:style-name="P8"><text:a xlink:type="simple" xlink:href="http://casebook.ru/api/Card/Case">http://casebook.ru/api/Card/Case</text:a></text:p>
      <text:p text:style-name="P8"><text:a xlink:type="simple" xlink:href="http://casebook.ru/api/Card/CaseDocuments">http://casebook.ru/api/Card/CaseDocuments</text:a></text:p>
      <text:p text:style-name="P8"><text:a xlink:type="simple" xlink:href="http://casebook.ru/File/PdfDocumentArchiveCase">http://casebook.ru/File/PdfDocumentArchiveCase</text:a></text:p>
      <text:p text:style-name="P8"><text:a xlink:type="simple" xlink:href="http://casebook.ru/api/Card/Judge">http://casebook.ru/api/Card/Judge</text:a></text:p>
      <text:p text:style-name="P8">Причем <text:span text:style-name="T5">Card/Judge вызывается многократно</text:span>, для каждого упомянутого в деле судьи.</text:p>
      <text:p text:style-name="P8">Также, <text:span text:style-name="T5">для каждой упомянутой в деле стороны вызывается функция сбора сведений о этой стороне</text:span> (описание сбора данных о стороне см.ниже).</text:p>
      <text:p text:style-name="P11">Тут возникает рекурсия, ибо в деле участвуют стороны а в файле стороны упомянуты дела.</text:p>
      <text:p text:style-name="P12">Глубина рекурсии на сегодня жестко ограничена.</text:p>
      <text:p text:style-name="P9">Полученные ответы сохраняются в файлы вида</text:p>
      <text:p text:style-name="Preformatted_20_Text">card.&lt;judge id&gt;.judge.json</text:p>
      <text:p text:style-name="Preformatted_20_Text">file.&lt;case id&gt;.casedocuments.zip</text:p>
      <text:p text:style-name="Preformatted_20_Text">card.&lt;case id&gt;.casedocuments.json</text:p>
      <text:p text:style-name="Preformatted_20_Text">card.&lt;case id&gt;.case.json</text:p>
      <text:p text:style-name="P10"/>
      <text:p text:style-name="P13">Для каждой найденной стороны собирается информация с таких URL-ов:</text:p>
      <text:p text:style-name="P14"><text:a xlink:type="simple" xlink:href="http://casebook.ru/api/Card/Excerpt">http://casebook.ru/api/Card/Excerpt</text:a></text:p>
      <text:p text:style-name="P14"><text:a xlink:type="simple" xlink:href="http://casebook.ru/api/Search/SidesDetailsEx">http://casebook.ru/api/Search/SidesDetailsEx</text:a></text:p>
      <text:p text:style-name="P14"><text:a xlink:type="simple" xlink:href="http://casebook.ru/api/Card/AccountingStat">http://casebook.ru/api/Card/AccountingStat</text:a></text:p>
      <text:p text:style-name="P14"><text:a xlink:type="simple" xlink:href="http://casebook.ru/api/Calendar/Period">http://casebook.ru/api/Calendar/Period</text:a></text:p>
      <text:p text:style-name="P14"><text:a xlink:type="simple" xlink:href="http://casebook.ru/api/Card/BankruptCard">http://casebook.ru/api/Card/BankruptCard</text:a></text:p>
      <text:p text:style-name="P14"><text:soft-page-break/><text:a xlink:type="simple" xlink:href="http://casebook.ru/api/Card/BusinessCard">http://casebook.ru/api/Card/BusinessCard</text:a></text:p>
      <text:p text:style-name="P14"><text:a xlink:type="simple" xlink:href="http://casebook.ru/api/Search/Cases">http://casebook.ru/api/Search/Cases</text:a></text:p>
      <text:p text:style-name="P14"><text:a xlink:type="simple" xlink:href="http://casebook.ru/api/Search/CasesGj">http://casebook.ru/api/Search/CasesGj</text:a></text:p>
      <text:p text:style-name="P15">Сведения, полученные из <text:span text:style-name="T5">Card/BankruptCard используются для получения списка дел, по каждому из которых выполняется сбор информации</text:span>, как описано выше. Тут тоже возникает рекурсия.</text:p>
      <text:p text:style-name="P15">Сведения из <text:span text:style-name="T5">Card/BusinessCard используются для получения списка лиц, по каждому из которых выполняется сбор сведений</text:span> как о стороне — чистая рекурсия.</text:p>
      <text:p text:style-name="P17"><text:span text:style-name="T1">Не хватает обработки списков дел из Search/Cases, Search/CasesGj</text:span>.</text:p>
      <text:p text:style-name="P18"><text:span text:style-name="T1">Нет получения сведений о истории руководства — </text:span><text:span text:style-name="T2">тут требуется </text:span><text:span text:style-name="T1">асинхронная обработка запроса</text:span>.</text:p>
      <text:p text:style-name="P15">Полученные ответы сохраняются в файлы вида</text:p>
      <text:p text:style-name="Preformatted_20_Text">search.<text:span text:style-name="T6">&lt;side id&gt;</text:span>.casesgj4side.json</text:p>
      <text:p text:style-name="P45">search.<text:span text:style-name="T6">&lt;side id&gt;</text:span>.cases4side.json</text:p>
      <text:p text:style-name="P45">card.<text:span text:style-name="T6">&lt;side id&gt;</text:span>.businesscard.json</text:p>
      <text:p text:style-name="P45">card.<text:span text:style-name="T6">&lt;side id&gt;</text:span>.bankruptcard.json</text:p>
      <text:p text:style-name="P45">calendar.<text:span text:style-name="T6">&lt;side id&gt;</text:span>.period.json</text:p>
      <text:p text:style-name="P45">search.<text:span text:style-name="T6">&lt;side id&gt;</text:span>.sidesdetailsex.json</text:p>
      <text:p text:style-name="P45">card.<text:span text:style-name="T6">&lt;side id&gt;</text:span>.excerpt.pdf</text:p>
      <text:p text:style-name="P45">card.<text:span text:style-name="T6">&lt;side id&gt;</text:span>.accountingstat.json</text:p>
      <text:p text:style-name="P16"/>
      <text:p text:style-name="P19">Все упомянутые файлы регистрируются в едином индексном файле</text:p>
      <text:p text:style-name="P20">index.json</text:p>
      <text:p text:style-name="P20"/>
      <text:p text:style-name="P21">Примеры упомянутых файлов можно найти в архиве</text:p>
      <text:p text:style-name="P21">data.samples.zip</text:p>
      <text:p text:style-name="P21"/>
      <text:p text:style-name="P22">Для удобного просмотра JSON данных можно воспользоваться одним из веб-сервисов, например этим: <text:a xlink:type="simple" xlink:href="http://jsonviewer.stack.hu/"><text:span text:style-name="T9">http://jsonviewer.stack.hu/</text:span></text:a></text:p>
      <text:p text:style-name="P22"/>
      <text:p text:style-name="P23">Код программы «читатель» доступен здесь: <text:a xlink:type="simple" xlink:href="https://github.com/vasnake/casebook/tree/dev">https://github.com/vasnake/casebook/tree/dev</text:a></text:p>
      <text:p text:style-name="P23"/>
      <text:p text:style-name="P27"><text:span text:style-name="T11">Возможные б</text:span>лижайшие задачи на будущее</text:p>
      <text:p text:style-name="P30"><text:span text:style-name="T1">Чего не хватает читателю</text:span>.</text:p>
      <text:p text:style-name="P25"><text:span text:style-name="T12">Сейчас я не могу гарантировать, что читатель снимает все доступные данные. Наверняка что-то пропущено (кроме явно отмеченного выше).</text:span></text:p>
      <text:p text:style-name="P25"/>
      <text:p text:style-name="P26"><text:span text:style-name="T12">Нужен б</text:span>олее <text:span text:style-name="T10">полный и</text:span> детальный анализ выдаваемых сайтом данных, их интерпретация; выявление закономерностей.</text:p>
      <text:p text:style-name="P26"><text:span text:style-name="T10">Проблема в том, что для накапливания репрезентативной выборки надо очень много времени потратить на ручную работу с сайтом. При этом было бы неплохо еще обладать специфическими знаниями и терминологией.</text:span></text:p>
      <text:p text:style-name="P24"/>
      <text:p text:style-name="P24">Реализация скачивания недостающих блоков информации.</text:p>
      <text:p text:style-name="P24"/>
      <text:p text:style-name="P29">Обработка ошибок. Этот пункт отягчается невнятностью выдаваемых casebook.ru сообщений о ошибках, очень часто невозможно понять, что не так и, соответственно, как на это реагировать. Очевидно, потому, что система рассчитана на взаимодействие с человеком а не машиной.</text:p>
      <text:p text:style-name="P31">Сейчас, запустив читателя, нельзя гарантировать, что он не отвалится через несколько секунд, вместо того, чтобы надежно скачать то, что доступно.</text:p>
      <text:p text:style-name="P31"><text:soft-page-break/></text:p>
      <text:p text:style-name="P28">Как можно использовать casebook.ru</text:p>
      <text:p text:style-name="P32">Исходная посылка была: скачивать данные и складывать их в SQL базу данных.</text:p>
      <text:p text:style-name="P32"/>
      <text:p text:style-name="P33">Сейчас я вижу три более-менее интересных решения.</text:p>
      <text:p text:style-name="P33"/>
      <text:p text:style-name="P33">1. Как и планировалось, периодически собирать данные с casebook.ru <text:span text:style-name="T13">и раскладывать их по таблицам SQL БД.</text:span></text:p>
      <text:p text:style-name="P34">У такого решения есть один серьезный плюс — табличные данные легко доступны для выборки и показа пользователям. </text:p>
      <text:p text:style-name="P34">Но есть и серьезные минусы:</text:p>
      <text:p text:style-name="P35">поскольку сбор данных работает в пакетном режиме, образуется большая пауза между подачей заявки на получение данных по запросу пользователя и ответом. Пока по расписанию отработает читатель, пока он соберет весь пакет данных, пока эти данные попадут в БД, и т. д.</text:p>
      <text:p text:style-name="P35">Кроме того, реализация такого решения потребует большого количества аналитической работы: выделить сущности и связи, нормализовать, нарисовать схему, создать БД, написать бизнес логику вставки/удалений/обновлений данных, написать парсеры, загрузчики, отладить это все.</text:p>
      <text:p text:style-name="P35">Полагаю, никак не меньше <text:span text:style-name="T20">календарного</text:span> месяца работы может потребоваться. И после этого надо будет еще писать систему доступа к данным в БД для конечных пользователей: <text:span text:style-name="T14">интерфейс, запросы на выборку, отображение сущностей и связей, и т. д.</text:span></text:p>
      <text:p text:style-name="P35"/>
      <text:p text:style-name="P36">2. Более простая версия первого варианта — собирать данные с casebook.ru и сразу складывать их в MongoDB. То есть, переделать читателя, чтобы он складывал данные в файлы на диске а в MongoDB. После чего сделать веб-сервис для отображения данных из этой БД, для конечных пользователей.</text:p>
      <text:p text:style-name="P38">Плюсы здесь такие: поскольку MongoDB создана для хранения неструктурированных данных, объем работ, по сравнению с первым вариантом, сокращается <text:span text:style-name="T15">вдвое, если не больше. За счет сэкономленного времени можно сделать простенький вариант доступа к данным для пользователей, в виде веб-сервиса. </text:span></text:p>
      <text:p text:style-name="P38"><text:span text:style-name="T15">То есть, за тот же календарный месяц можно получить более-менее рабочий прототип для решения пользовательских задач.</text:span></text:p>
      <text:p text:style-name="P37"><text:span text:style-name="T15">После получения и запуска прототипа можно, собирая отзывы пользователей, целенаправленно, не распыляясь на «надо всё», совершенствовать систему.</text:span></text:p>
      <text:p text:style-name="P39">Минусы здесь такие:</text:p>
      <text:p text:style-name="P39">остается пакетный режим, обеспечивающий задержку между запросом данных и их доступностью для пользователей.</text:p>
      <text:p text:style-name="P39">Кроме того, зоопарк софта в сети предприятия пополняется загадочной MongoDB и не менее загадочным веб-сервисом. <text:span text:style-name="T16">Зачем админу эта грыжа?</text:span></text:p>
      <text:p text:style-name="P39"/>
      <text:p text:style-name="P40">3. Вариант без БД.</text:p>
      <text:p text:style-name="P40">Собственно, зачем нужно перекладывать данные из casebook.ru в свою БД? Можно сделать веб-сервис класса прокси (proxy), который будет принимать запросы пользователей и перенаправлять их на casebook.ru, транслируя ответы обратно.</text:p>
      <text:p text:style-name="P40">Минус<text:span text:style-name="T18">ы такие</text:span>:</text:p>
      <text:p text:style-name="P40">при недоступности casebook.ru информация тоже будет недоступна. Хотя можно подумать о механизме кеширования, который будет на какое-то время (может и навсегда) сохранять полученные с сайта данные. Тогда, как и обычно в случае кеширования, повышается скорость доступа к данным и <text:span text:style-name="T17">для некоторых запросов к </text:span><text:soft-page-break/><text:span text:style-name="T17">casebook.ru можно не обращаться.</text:span></text:p>
      <text:p text:style-name="P41">Опять же, зоопарк софта в сети пополняется веб-сервисом и, возможно, службой кеширования.</text:p>
      <text:p text:style-name="P41">Еще здесь есть принципиальная сложность с тем, что к сайту запросы должны отсылаться последовательно, как бы от одного пользователя. В то время как к прокси запросы могут поступать параллельно от нескольких пользователей. Придется в архитектуру добавлять механизм/службу очередей.</text:p>
      <text:p text:style-name="P43"><text:span text:style-name="T21">Не смотря на то, что мы избавляемся от БД, и</text:span>з-за сложностей архитектуры (кеширование, очереди) сроки разработки могут затянуться. </text:p>
      <text:p text:style-name="P43">Начальная оценка — календарный месяц труда до первого рабочего прототипа.</text:p>
      <text:p text:style-name="P41">Но плюсы могут перевесить:</text:p>
      <text:p text:style-name="P41">пауза между запросом пользователя и получением данных сокращается до секунд, в идеале.</text:p>
      <text:p text:style-name="P41">Нет затрат времени на <text:span text:style-name="T19">работы по</text:span> <text:span text:style-name="T19">структурированию и укладыванию данных в БД.</text:span></text:p>
      <text:p text:style-name="P42">Нет проблем с обработкой ошибок, пользователь сам решает, что делать с ответами от casebook.ru.</text:p>
      <text:p text:style-name="P44">В случае с изменениями в структуре выдачи casebook.ru нам надо будет только поменять соответствующие шаблоны рендеринга данных на веб-страницах. Не надо переделывать логику работы с БД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Monospace" svg:font-family="Monospace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background-color="#e6e6ff">
        <style:background-image/>
      </style:paragraph-properties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ik </meta:initial-creator>
    <meta:creation-date>2014-05-29T19:50:31.165042805</meta:creation-date>
    <meta:generator>LibreOffice/4.1.4.2$Linux_X86_64 LibreOffice_project/0a0440ccc0227ad9829de5f46be37cfb6edcf72</meta:generator>
    <dc:date>2014-05-30T01:28:46.700610755</dc:date>
    <dc:creator>valik </dc:creator>
    <meta:editing-duration>PT5H32M49S</meta:editing-duration>
    <meta:editing-cycles>67</meta:editing-cycles>
    <meta:document-statistic meta:table-count="0" meta:image-count="0" meta:object-count="0" meta:page-count="4" meta:paragraph-count="93" meta:word-count="1043" meta:character-count="8263" meta:non-whitespace-character-count="7304"/>
  </office:meta>
</office:document-meta>
</file>